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055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3.680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3756in" fo:break-before="auto" style:use-optimal-row-height="false"/>
    </style:style>
    <style:style style:name="ro2" style:family="table-row">
      <style:table-row-properties style:row-height="0.1138in" fo:break-before="auto" style:use-optimal-row-height="false"/>
    </style:style>
    <style:style style:name="ro3" style:family="table-row">
      <style:table-row-properties style:row-height="0.5311in" fo:break-before="auto" style:use-optimal-row-height="false"/>
    </style:style>
    <style:style style:name="ro4" style:family="table-row">
      <style:table-row-properties style:row-height="0.6866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justify" fo:margin-left="0in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Beschreibung</text:p>
          </table:table-cell>
          <table:table-cell table:style-name="ce6" table:number-columns-repeated="1021"/>
        </table:table-row>
        <table:table-row table:style-name="ro2">
          <table:table-cell table:style-name="ce2" table:number-columns-repeated="3"/>
          <table:table-cell table:style-name="ce6" table:number-columns-repeated="102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K</text:p>
          </table:table-cell>
          <table:table-cell table:style-name="ce4" office:value-type="string">
            <text:p>Alles in Ordnung</text:p>
          </table:table-cell>
          <table:table-cell table:number-columns-repeated="1021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WARNING</text:p>
          </table:table-cell>
          <table:table-cell office:value-type="string">
            <text:p>Die Warnschwelle wurde überschritten, die kritische Schwelle ist aber noch nicht erreicht.</text:p>
          </table:table-cell>
          <table:table-cell table:number-columns-repeated="1021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CRITICAL</text:p>
          </table:table-cell>
          <table:table-cell office:value-type="string">
            <text:p>Entweder wurde die kritische Schwelle überschritten oder das Plugin hat den Test nach einem Timeout abgebrochen.</text:p>
          </table:table-cell>
          <table:table-cell table:number-columns-repeated="1021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UNKNOWN</text:p>
          </table:table-cell>
          <table:table-cell office:value-type="string">
            <text:p>Innerhalb des Plugins trat ein Fehler auf (zum Beispiel weil flasche Parameter verwendet wurden)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8">05/18/2009</text:date>, <text:time>12:2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Paul</meta:initial-creator>
    <meta:creation-date>2009-05-18T11:40:40</meta:creation-date>
    <dc:date>2009-05-18T12:24:41</dc:date>
    <dc:creator>Andreas Paul</dc:creator>
    <meta:editing-duration>PT00H44M04S</meta:editing-duration>
    <meta:editing-cycles>2</meta:editing-cycles>
    <meta:generator>OpenOffice.org/3.0$Linux OpenOffice.org_project/300m9$Build-9358</meta:generator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